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94/content.xml" manifest:media-type="text/xml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922/settings.xml" manifest:media-type="text/xml"/>
  <manifest:file-entry manifest:full-path="Object 922/Configurations2/" manifest:media-type="application/vnd.sun.xml.ui.configuration"/>
  <manifest:file-entry manifest:full-path="Object 922/content.xml" manifest:media-type="text/xml"/>
  <manifest:file-entry manifest:full-path="Object 922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920/content.xml" manifest:media-type="text/xml"/>
  <manifest:file-entry manifest:full-path="Object 920/settings.xml" manifest:media-type="text/xml"/>
  <manifest:file-entry manifest:full-path="Object 920/Configurations2/" manifest:media-type="application/vnd.sun.xml.ui.configuration"/>
  <manifest:file-entry manifest:full-path="Object 920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912/content.xml" manifest:media-type="text/xml"/>
  <manifest:file-entry manifest:full-path="Object 912/Configurations2/" manifest:media-type="application/vnd.sun.xml.ui.configuration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911/content.xml" manifest:media-type="text/xml"/>
  <manifest:file-entry manifest:full-path="Object 911/settings.xml" manifest:media-type="text/xml"/>
  <manifest:file-entry manifest:full-path="Object 911/Configurations2/" manifest:media-type="application/vnd.sun.xml.ui.configuration"/>
  <manifest:file-entry manifest:full-path="Object 911/" manifest:version="1.3" manifest:media-type="application/vnd.oasis.opendocument.formula"/>
  <manifest:file-entry manifest:full-path="Object 882/settings.xml" manifest:media-type="text/xml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881/content.xml" manifest:media-type="text/xml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513/content.xml" manifest:media-type="text/xml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73/settings.xml" manifest:media-type="text/xml"/>
  <manifest:file-entry manifest:full-path="Object 673/content.xml" manifest:media-type="text/xml"/>
  <manifest:file-entry manifest:full-path="Object 673/Configurations2/" manifest:media-type="application/vnd.sun.xml.ui.configuration"/>
  <manifest:file-entry manifest:full-path="Object 673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content.xml" manifest:media-type="text/xml"/>
  <manifest:file-entry manifest:full-path="Object 672/" manifest:version="1.3" manifest:media-type="application/vnd.oasis.opendocument.formula"/>
  <manifest:file-entry manifest:full-path="Object 618/settings.xml" manifest:media-type="text/xml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3" manifest:media-type="application/vnd.oasis.opendocument.formula"/>
  <manifest:file-entry manifest:full-path="Object 590/Configurations2/" manifest:media-type="application/vnd.sun.xml.ui.configuration"/>
  <manifest:file-entry manifest:full-path="Object 590/settings.xml" manifest:media-type="text/xml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644/content.xml" manifest:media-type="text/xml"/>
  <manifest:file-entry manifest:full-path="Object 644/Configurations2/" manifest:media-type="application/vnd.sun.xml.ui.configuration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figurations2/" manifest:media-type="application/vnd.sun.xml.ui.configuration"/>
  <manifest:file-entry manifest:full-path="Object 641/content.xml" manifest:media-type="text/xml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802/content.xml" manifest:media-type="text/xml"/>
  <manifest:file-entry manifest:full-path="Object 802/settings.xml" manifest:media-type="text/xml"/>
  <manifest:file-entry manifest:full-path="Object 802/Configurations2/" manifest:media-type="application/vnd.sun.xml.ui.configuration"/>
  <manifest:file-entry manifest:full-path="Object 802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817/content.xml" manifest:media-type="text/xml"/>
  <manifest:file-entry manifest:full-path="Object 817/settings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tent.xml" manifest:media-type="text/xml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settings.xml" manifest:media-type="text/xml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" manifest:version="1.3" manifest:media-type="application/vnd.oasis.opendocument.formula"/>
  <manifest:file-entry manifest:full-path="Object 585/settings.xml" manifest:media-type="text/xml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Configurations2/" manifest:media-type="application/vnd.sun.xml.ui.configuration"/>
  <manifest:file-entry manifest:full-path="Object 59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settings.xml" manifest:media-type="text/xml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content.xml" manifest:media-type="text/xml"/>
  <manifest:file-entry manifest:full-path="Object 926/" manifest:version="1.3" manifest:media-type="application/vnd.oasis.opendocument.formula"/>
  <manifest:file-entry manifest:full-path="Object 828/content.xml" manifest:media-type="text/xml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661/settings.xml" manifest:media-type="text/xml"/>
  <manifest:file-entry manifest:full-path="Object 661/content.xml" manifest:media-type="text/xml"/>
  <manifest:file-entry manifest:full-path="Object 661/Configurations2/" manifest:media-type="application/vnd.sun.xml.ui.configuration"/>
  <manifest:file-entry manifest:full-path="Object 66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settings.xml" manifest:media-type="text/xml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692/settings.xml" manifest:media-type="text/xml"/>
  <manifest:file-entry manifest:full-path="Object 692/content.xml" manifest:media-type="text/xml"/>
  <manifest:file-entry manifest:full-path="Object 692/Configurations2/" manifest:media-type="application/vnd.sun.xml.ui.configuration"/>
  <manifest:file-entry manifest:full-path="Object 69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914/content.xml" manifest:media-type="text/xml"/>
  <manifest:file-entry manifest:full-path="Object 914/settings.xml" manifest:media-type="text/xml"/>
  <manifest:file-entry manifest:full-path="Object 914/Configurations2/" manifest:media-type="application/vnd.sun.xml.ui.configuration"/>
  <manifest:file-entry manifest:full-path="Object 914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settings.xml" manifest:media-type="text/xml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687/settings.xml" manifest:media-type="text/xml"/>
  <manifest:file-entry manifest:full-path="Object 687/Configurations2/" manifest:media-type="application/vnd.sun.xml.ui.configuration"/>
  <manifest:file-entry manifest:full-path="Object 687/content.xml" manifest:media-type="text/xml"/>
  <manifest:file-entry manifest:full-path="Object 68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content.xml" manifest:media-type="text/xml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" manifest:version="1.3" manifest:media-type="application/vnd.oasis.opendocument.formula"/>
  <manifest:file-entry manifest:full-path="Object 825/content.xml" manifest:media-type="text/xml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728/settings.xml" manifest:media-type="text/xml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853/content.xml" manifest:media-type="text/xml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650/settings.xml" manifest:media-type="text/xml"/>
  <manifest:file-entry manifest:full-path="Object 650/content.xml" manifest:media-type="text/xml"/>
  <manifest:file-entry manifest:full-path="Object 650/Configurations2/" manifest:media-type="application/vnd.sun.xml.ui.configuration"/>
  <manifest:file-entry manifest:full-path="Object 650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689/settings.xml" manifest:media-type="text/xml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928/content.xml" manifest:media-type="text/xml"/>
  <manifest:file-entry manifest:full-path="Object 928/Configurations2/" manifest:media-type="application/vnd.sun.xml.ui.configuration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tent.xml" manifest:media-type="text/xml"/>
  <manifest:file-entry manifest:full-path="Object 937/settings.xml" manifest:media-type="text/xml"/>
  <manifest:file-entry manifest:full-path="Object 937/Configurations2/" manifest:media-type="application/vnd.sun.xml.ui.configuration"/>
  <manifest:file-entry manifest:full-path="Object 937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47/content.xml" manifest:media-type="text/xml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settings.xml" manifest:media-type="text/xml"/>
  <manifest:file-entry manifest:full-path="Object 936/Configurations2/" manifest:media-type="application/vnd.sun.xml.ui.configuration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tent.xml" manifest:media-type="text/xml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settings.xml" manifest:media-type="text/xml"/>
  <manifest:file-entry manifest:full-path="Object 939/content.xml" manifest:media-type="text/xml"/>
  <manifest:file-entry manifest:full-path="Object 939/Configurations2/" manifest:media-type="application/vnd.sun.xml.ui.configuration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tent.xml" manifest:media-type="text/xml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19/settings.xml" manifest:media-type="text/xml"/>
  <manifest:file-entry manifest:full-path="Object 919/content.xml" manifest:media-type="text/xml"/>
  <manifest:file-entry manifest:full-path="Object 919/Configurations2/" manifest:media-type="application/vnd.sun.xml.ui.configuration"/>
  <manifest:file-entry manifest:full-path="Object 919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settings.xml" manifest:media-type="text/xml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settings.xml" manifest:media-type="text/xml"/>
  <manifest:file-entry manifest:full-path="Object 663/content.xml" manifest:media-type="text/xml"/>
  <manifest:file-entry manifest:full-path="Object 663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639/content.xml" manifest:media-type="text/xml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648/settings.xml" manifest:media-type="text/xml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Configurations2/" manifest:media-type="application/vnd.sun.xml.ui.configuration"/>
  <manifest:file-entry manifest:full-path="Object 649/content.xml" manifest:media-type="text/xml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settings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831/content.xml" manifest:media-type="text/xml"/>
  <manifest:file-entry manifest:full-path="Object 831/settings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89/content.xml" manifest:media-type="text/xml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918/settings.xml" manifest:media-type="text/xml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settings.xml" manifest:media-type="text/xml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settings.xml" manifest:media-type="text/xml"/>
  <manifest:file-entry manifest:full-path="Object 647/content.xml" manifest:media-type="text/xml"/>
  <manifest:file-entry manifest:full-path="Object 647/Configurations2/" manifest:media-type="application/vnd.sun.xml.ui.configuration"/>
  <manifest:file-entry manifest:full-path="Object 647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690/settings.xml" manifest:media-type="text/xml"/>
  <manifest:file-entry manifest:full-path="Object 690/content.xml" manifest:media-type="text/xml"/>
  <manifest:file-entry manifest:full-path="Object 690/Configurations2/" manifest:media-type="application/vnd.sun.xml.ui.configuration"/>
  <manifest:file-entry manifest:full-path="Object 690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664/content.xml" manifest:media-type="text/xml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tent.xml" manifest:media-type="text/xml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tent.xml" manifest:media-type="text/xml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" manifest:version="1.3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Configurations2/" manifest:media-type="application/vnd.sun.xml.ui.configuration"/>
  <manifest:file-entry manifest:full-path="Object 606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settings.xml" manifest:media-type="text/xml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settings.xml" manifest:media-type="text/xml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Configurations2/" manifest:media-type="application/vnd.sun.xml.ui.configuration"/>
  <manifest:file-entry manifest:full-path="Object 681/settings.xml" manifest:media-type="text/xml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content.xml" manifest:media-type="text/xml"/>
  <manifest:file-entry manifest:full-path="Object 807/settings.xml" manifest:media-type="text/xml"/>
  <manifest:file-entry manifest:full-path="Object 807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tent.xml" manifest:media-type="text/xml"/>
  <manifest:file-entry manifest:full-path="Object 923/Configurations2/" manifest:media-type="application/vnd.sun.xml.ui.configuration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tent.xml" manifest:media-type="text/xml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Configurations2/" manifest:media-type="application/vnd.sun.xml.ui.configuration"/>
  <manifest:file-entry manifest:full-path="Object 58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1/settings.xml" manifest:media-type="text/xml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tent.xml" manifest:media-type="text/xml"/>
  <manifest:file-entry manifest:full-path="Object 610/Configurations2/" manifest:media-type="application/vnd.sun.xml.ui.configuration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21/settings.xml" manifest:media-type="text/xml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settings.xml" manifest:media-type="text/xml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settings.xml" manifest:media-type="text/xml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settings.xml" manifest:media-type="text/xml"/>
  <manifest:file-entry manifest:full-path="Object 811/Configurations2/" manifest:media-type="application/vnd.sun.xml.ui.configuration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865/settings.xml" manifest:media-type="text/xml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content.xml" manifest:media-type="text/xml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settings.xml" manifest:media-type="text/xml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tent.xml" manifest:media-type="text/xml"/>
  <manifest:file-entry manifest:full-path="Object 927/Configurations2/" manifest:media-type="application/vnd.sun.xml.ui.configuration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3" manifest:media-type="application/vnd.oasis.opendocument.formula"/>
  <manifest:file-entry manifest:full-path="Object 809/settings.xml" manifest:media-type="text/xml"/>
  <manifest:file-entry manifest:full-path="Object 809/Configurations2/" manifest:media-type="application/vnd.sun.xml.ui.configuration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settings.xml" manifest:media-type="text/xml"/>
  <manifest:file-entry manifest:full-path="Object 666/content.xml" manifest:media-type="text/xml"/>
  <manifest:file-entry manifest:full-path="Object 666/Configurations2/" manifest:media-type="application/vnd.sun.xml.ui.configuration"/>
  <manifest:file-entry manifest:full-path="Object 666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settings.xml" manifest:media-type="text/xml"/>
  <manifest:file-entry manifest:full-path="Object 66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settings.xml" manifest:media-type="text/xml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settings.xml" manifest:media-type="text/xml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settings.xml" manifest:media-type="text/xml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settings.xml" manifest:media-type="text/xml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tent.xml" manifest:media-type="text/xml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669/settings.xml" manifest:media-type="text/xml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content.xml" manifest:media-type="text/xml"/>
  <manifest:file-entry manifest:full-path="Object 656/Configurations2/" manifest:media-type="application/vnd.sun.xml.ui.configuration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settings.xml" manifest:media-type="text/xml"/>
  <manifest:file-entry manifest:full-path="Object 657/Configurations2/" manifest:media-type="application/vnd.sun.xml.ui.configuration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settings.xml" manifest:media-type="text/xml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settings.xml" manifest:media-type="text/xml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settings.xml" manifest:media-type="text/xml"/>
  <manifest:file-entry manifest:full-path="Object 665/content.xml" manifest:media-type="text/xml"/>
  <manifest:file-entry manifest:full-path="Object 665/Configurations2/" manifest:media-type="application/vnd.sun.xml.ui.configuration"/>
  <manifest:file-entry manifest:full-path="Object 665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tent.xml" manifest:media-type="text/xml"/>
  <manifest:file-entry manifest:full-path="Object 638/settings.xml" manifest:media-type="text/xml"/>
  <manifest:file-entry manifest:full-path="Object 638/Configurations2/" manifest:media-type="application/vnd.sun.xml.ui.configuration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tent.xml" manifest:media-type="text/xml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settings.xml" manifest:media-type="text/xml"/>
  <manifest:file-entry manifest:full-path="Object 862/Configurations2/" manifest:media-type="application/vnd.sun.xml.ui.configuration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tent.xml" manifest:media-type="text/xml"/>
  <manifest:file-entry manifest:full-path="Object 935/Configurations2/" manifest:media-type="application/vnd.sun.xml.ui.configuration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figurations2/" manifest:media-type="application/vnd.sun.xml.ui.configuration"/>
  <manifest:file-entry manifest:full-path="Object 917/content.xml" manifest:media-type="text/xml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settings.xml" manifest:media-type="text/xml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655/settings.xml" manifest:media-type="text/xml"/>
  <manifest:file-entry manifest:full-path="Object 655/content.xml" manifest:media-type="text/xml"/>
  <manifest:file-entry manifest:full-path="Object 655/Configurations2/" manifest:media-type="application/vnd.sun.xml.ui.configuration"/>
  <manifest:file-entry manifest:full-path="Object 655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tent.xml" manifest:media-type="text/xml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tent.xml" manifest:media-type="text/xml"/>
  <manifest:file-entry manifest:full-path="Object 932/settings.xml" manifest:media-type="text/xml"/>
  <manifest:file-entry manifest:full-path="Object 932/Configurations2/" manifest:media-type="application/vnd.sun.xml.ui.configuration"/>
  <manifest:file-entry manifest:full-path="Object 932/" manifest:version="1.3" manifest:media-type="application/vnd.oasis.opendocument.formula"/>
  <manifest:file-entry manifest:full-path="Object 678/settings.xml" manifest:media-type="text/xml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tent.xml" manifest:media-type="text/xml"/>
  <manifest:file-entry manifest:full-path="Object 931/Configurations2/" manifest:media-type="application/vnd.sun.xml.ui.configuration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tent.xml" manifest:media-type="text/xml"/>
  <manifest:file-entry manifest:full-path="Object 836/Configurations2/" manifest:media-type="application/vnd.sun.xml.ui.configuration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tent.xml" manifest:media-type="text/xml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tent.xml" manifest:media-type="text/xml"/>
  <manifest:file-entry manifest:full-path="Object 933/settings.xml" manifest:media-type="text/xml"/>
  <manifest:file-entry manifest:full-path="Object 933/Configurations2/" manifest:media-type="application/vnd.sun.xml.ui.configuration"/>
  <manifest:file-entry manifest:full-path="Object 933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content.xml" manifest:media-type="text/xml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tent.xml" manifest:media-type="text/xml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settings.xml" manifest:media-type="text/xml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801/content.xml" manifest:media-type="text/xml"/>
  <manifest:file-entry manifest:full-path="Object 801/Configurations2/" manifest:media-type="application/vnd.sun.xml.ui.configuration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settings.xml" manifest:media-type="text/xml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tent.xml" manifest:media-type="text/xml"/>
  <manifest:file-entry manifest:full-path="Object 924/settings.xml" manifest:media-type="text/xml"/>
  <manifest:file-entry manifest:full-path="Object 924/Configurations2/" manifest:media-type="application/vnd.sun.xml.ui.configuration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settings.xml" manifest:media-type="text/xml"/>
  <manifest:file-entry manifest:full-path="Object 693/content.xml" manifest:media-type="text/xml"/>
  <manifest:file-entry manifest:full-path="Object 693/Configurations2/" manifest:media-type="application/vnd.sun.xml.ui.configuration"/>
  <manifest:file-entry manifest:full-path="Object 693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settings.xml" manifest:media-type="text/xml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651/content.xml" manifest:media-type="text/xml"/>
  <manifest:file-entry manifest:full-path="Object 651/settings.xml" manifest:media-type="text/xml"/>
  <manifest:file-entry manifest:full-path="Object 651/Configurations2/" manifest:media-type="application/vnd.sun.xml.ui.configuration"/>
  <manifest:file-entry manifest:full-path="Object 65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</text:span><text:span text:style-name="T5">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</text:span><text:span text:style-name="T6">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7.9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2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5" draw:text-style-name="P23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</text:span><text:span text:style-name="T18">eøkni</text:span><text:span text:style-name="T18">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8cm" svg:y1="5.238cm" svg:x2="13.045cm" svg:y2="5.2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6" draw:text-style-name="P50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7" draw:text-style-name="P50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6" draw:text-style-name="P3" draw:layer="layout" svg:x1="3.4cm" svg:y1="23.901cm" svg:x2="4.05cm" svg:y2="23.916cm">
          <text:p/>
        </draw:line>
        <draw:line draw:style-name="gr76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4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6" draw:text-style-name="P3" draw:layer="layout" svg:x1="12.098cm" svg:y1="24.958cm" svg:x2="13.751cm" svg:y2="24.943cm">
          <text:p/>
        </draw:line>
        <draw:line draw:style-name="gr76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4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4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8" draw:text-style-name="P50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19" draw:text-style-name="P50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0" draw:text-style-name="P50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0" draw:text-style-name="P50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1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2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4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4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5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6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6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75cm" svg:y1="6.65cm" svg:x2="18.1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8.1cm" svg:y1="9.301cm" svg:x2="18.0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4.445cm" svg:y="6.1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4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75cm" svg:y1="14.35cm" svg:x2="18.1cm" svg:y2="14.301cm">
          <text:p/>
        </draw:line>
        <draw:line draw:style-name="gr76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3.783cm" svg:y="6.8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20T11:33:50.025296435</dc:date>
    <meta:editing-duration>P5DT21H29M8S</meta:editing-duration>
    <meta:editing-cycles>522</meta:editing-cycles>
    <meta:generator>LibreOffice/24.2.0.3$Linux_X86_64 LibreOffice_project/420$Build-3</meta:generator>
    <meta:print-date>2024-03-18T14:41:36.460482979</meta:print-date>
    <meta:printed-by>PDF files</meta:printed-by>
    <meta:document-statistic meta:object-count="2110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